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7f4" officeooo:paragraph-rsid="00029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results to the box folder</text:p>
      <text:p text:style-name="P1">R_i lists for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4T23:01:34.161815480</meta:creation-date>
    <dc:date>2023-02-24T23:15:51.266632592</dc:date>
    <meta:editing-duration>PT4M7S</meta:editing-duration>
    <meta:editing-cycles>1</meta:editing-cycles>
    <meta:document-statistic meta:table-count="0" meta:image-count="0" meta:object-count="0" meta:page-count="1" meta:paragraph-count="2" meta:word-count="9" meta:character-count="43" meta:non-whitespace-character-count="35"/>
    <meta:generator>LibreOffice/6.4.7.2$Linux_X86_64 LibreOffice_project/40$Build-2</meta:generator>
  </office:meta>
</office:document-meta>
</file>